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879f1" officeooo:paragraph-rsid="000879f1"/>
    </style:style>
    <style:style style:name="P2" style:family="paragraph" style:parent-style-name="Text_20_body">
      <style:text-properties officeooo:rsid="000879f1" officeooo:paragraph-rsid="000879f1"/>
    </style:style>
    <style:style style:name="P3" style:family="paragraph" style:parent-style-name="Text_20_body">
      <style:text-properties officeooo:paragraph-rsid="000879f1"/>
    </style:style>
    <style:style style:name="P4" style:family="paragraph" style:parent-style-name="Text_20_body">
      <style:text-properties fo:font-size="16pt" style:text-underline-style="none" officeooo:paragraph-rsid="000879f1" style:font-size-asian="16pt" style:font-size-complex="16pt"/>
    </style:style>
    <style:style style:name="P5" style:family="paragraph" style:parent-style-name="Text_20_body" style:list-style-name="L1">
      <style:text-properties officeooo:rsid="000879f1" officeooo:paragraph-rsid="000879f1"/>
    </style:style>
    <style:style style:name="P6" style:family="paragraph" style:parent-style-name="Text_20_body" style:list-style-name="L2">
      <style:text-properties officeooo:rsid="000879f1" officeooo:paragraph-rsid="000879f1"/>
    </style:style>
    <style:style style:name="P7" style:family="paragraph" style:parent-style-name="Text_20_body" style:list-style-name="L2">
      <style:text-properties officeooo:rsid="00099e9c" officeooo:paragraph-rsid="00099e9c"/>
    </style:style>
    <style:style style:name="P8" style:family="paragraph" style:parent-style-name="Text_20_body">
      <style:text-properties officeooo:paragraph-rsid="000abb45"/>
    </style:style>
    <style:style style:name="P9" style:family="paragraph" style:parent-style-name="Text_20_body" style:list-style-name="L3">
      <style:text-properties fo:font-size="12pt" style:text-underline-style="none" officeooo:rsid="000abb45" officeooo:paragraph-rsid="000abb45" style:font-size-asian="10.5pt" style:font-size-complex="12pt"/>
    </style:style>
    <style:style style:name="P10" style:family="paragraph" style:parent-style-name="Text_20_body">
      <style:text-properties fo:font-size="12pt" style:text-underline-style="none" officeooo:rsid="000abb45" officeooo:paragraph-rsid="000abb45" style:font-size-asian="10.5pt" style:font-size-complex="12pt"/>
    </style:style>
    <style:style style:name="P11" style:family="paragraph" style:parent-style-name="Text_20_body" style:list-style-name="L4">
      <style:text-properties fo:font-size="12pt" style:text-underline-style="none" officeooo:rsid="000abb45" officeooo:paragraph-rsid="000abb45" style:font-size-asian="10.5pt" style:font-size-complex="12pt"/>
    </style:style>
    <style:style style:name="P12" style:family="paragraph" style:parent-style-name="Text_20_body">
      <style:text-properties fo:font-size="16pt" style:text-underline-style="none" officeooo:rsid="000abb45" officeooo:paragraph-rsid="000abb45" style:font-size-asian="16pt" style:font-size-complex="16pt"/>
    </style:style>
    <style:style style:name="P13" style:family="paragraph" style:parent-style-name="Heading_20_1">
      <style:text-properties officeooo:rsid="000879f1" officeooo:paragraph-rsid="000879f1"/>
    </style:style>
    <style:style style:name="P14" style:family="paragraph" style:parent-style-name="Heading_20_1">
      <style:text-properties officeooo:rsid="000abb45" officeooo:paragraph-rsid="000abb45"/>
    </style:style>
    <style:style style:name="T1" style:family="text">
      <style:text-properties officeooo:rsid="000879f1"/>
    </style:style>
    <style:style style:name="T2" style:family="text">
      <style:text-properties officeooo:rsid="00099e9c"/>
    </style:style>
    <style:style style:name="T3" style:family="text">
      <style:text-properties style:text-underline-style="solid" style:text-underline-width="auto" style:text-underline-color="font-color" officeooo:rsid="000879f1"/>
    </style:style>
    <style:style style:name="T4" style:family="text">
      <style:text-properties fo:font-size="16pt" style:text-underline-style="solid" style:text-underline-width="auto" style:text-underline-color="font-color" officeooo:rsid="000879f1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review</text:p>
      <text:p text:style-name="P2"/>
      <text:h text:style-name="P13" text:outline-level="1">Sprint 0</text:h>
      <text:h text:style-name="P13" text:outline-level="1">Sprint 1</text:h>
      <text:h text:style-name="P13" text:outline-level="1">Sprint 2</text:h>
      <text:p text:style-name="P3"><text:tab/><text:span text:style-name="T4">Ce qui a été dans ce sprint :</text:span><text:span text:style-name="T1"> </text:span></text:p>
      <text:list xml:id="list1690657768" text:style-name="L1">
        <text:list-item>
          <text:p text:style-name="P5">ajout du score</text:p>
        </text:list-item>
        <text:list-item>
          <text:p text:style-name="P5">ajout des vies</text:p>
        </text:list-item>
        <text:list-item>
          <text:p text:style-name="P5">déplacement du monstre vers le héro avec l’algorithme a*</text:p>
        </text:list-item>
        <text:list-item>
          <text:p text:style-name="P5">rajout des bonus</text:p>
        </text:list-item>
        <text:list-item>
          <text:p text:style-name="P5">rajout des malus</text:p>
        </text:list-item>
        <text:list-item>
          <text:p text:style-name="P5">ajout de la téléportation</text:p>
        </text:list-item>
        <text:list-item>
          <text:p text:style-name="P5">ajout des monstres fantômes (passent par les mûrs)</text:p>
        </text:list-item>
        <text:list-item>
          <text:p text:style-name="P5">chargement d’un nouveau labyrinthe quand on sort du monde (après avoir pris le coffre)</text:p>
          <text:p text:style-name="P5"/>
        </text:list-item>
      </text:list>
      <text:p text:style-name="P3"/>
      <text:p text:style-name="P4"><text:tab/><text:span text:style-name="T3">Ce qui n’a pas été dans ce sprint :</text:span></text:p>
      <text:list xml:id="list784137381" text:style-name="L2">
        <text:list-item>
          <text:p text:style-name="P6">Nous avons mis du sons dans notre jeu, cependant lors de la création du jar, le sons ne parvient pas à être chargé (même en faisant appel à getClass().getResource()) donc a revoir pour le prochain sprint</text:p>
        </text:list-item>
        <text:list-item>
          <text:p text:style-name="P6">Nous avons ajouté beaucoup de fonctionnalité qui n’avait pas été prévue de base dans ce sprint → mauvaise <text:span text:style-name="T2">gestion. Ce qui a été ajouté en plus :</text:span></text:p>
          <text:list>
            <text:list-item>
              <text:p text:style-name="P6">m<text:span text:style-name="T2">enu principal</text:span></text:p>
            </text:list-item>
            <text:list-item>
              <text:p text:style-name="P7">ajout jauge de vie (en plus des points de vie)</text:p>
            </text:list-item>
            <text:list-item>
              <text:p text:style-name="P7">ajout potion pour le héro (gagne en jauge de vie)</text:p>
            </text:list-item>
            <text:list-item>
              <text:p text:style-name="P7">différent score gagné par rapport au type de diamants</text:p>
            </text:list-item>
            <text:list-item>
              <text:p text:style-name="P7">suspension du monde (arrêt de tous les fantômes) en plus dans les bonus</text:p>
            </text:list-item>
            <text:list-item>
              <text:p text:style-name="P7">ajout de musique (→ marche que dans IntelliJ et non dans le jar)</text:p>
            </text:list-item>
            <text:list-item>
              <text:p text:style-name="P7">update ressource pour les personnages (plusieurs sprites pour plus de fluidité)</text:p>
            </text:list-item>
          </text:list>
        </text:list-item>
      </text:list>
      <text:h text:style-name="P14" text:outline-level="1"><text:soft-page-break/>Sprint 3</text:h>
      <text:p text:style-name="P8"><text:tab/><text:span text:style-name="T4">Ce qui a été dans ce sprint :</text:span></text:p>
      <text:list xml:id="list2301593902" text:style-name="L3">
        <text:list-item>
          <text:p text:style-name="P9">Ajout de difficulté avec des niveaux</text:p>
        </text:list-item>
        <text:list-item>
          <text:p text:style-name="P9">Le héro peut attaquer les monstres</text:p>
        </text:list-item>
        <text:list-item>
          <text:p text:style-name="P9">Redirection vers le menu de départ avec possibilité de rejouer après avoir perdu</text:p>
        </text:list-item>
        <text:list-item>
          <text:p text:style-name="P9">Sauvegarde du meilleur sport (pour une partie locale, se remet a 0 quand on ferme le jeu)</text:p>
        </text:list-item>
        <text:list-item>
          <text:p text:style-name="P9">Ajout de différents éléments dans le labyrinthe</text:p>
          <text:list>
            <text:list-item>
              <text:p text:style-name="P9">Potion lenteur : le héro se déplace plus lentement lorsqu’il la boit, les effets se dissipe lorsque le héro franchit la porte (quand il va vers un nouveau labyrinthe)</text:p>
            </text:list-item>
            <text:list-item>
              <text:p text:style-name="P9">Potion saiyan : le héro passe en mode saiyan, il peut passer sur les monsters sans perdre de vie</text:p>
            </text:list-item>
            <text:list-item>
              <text:p text:style-name="P9">Potion murs : elle permet au héro de pouvoir passer à travers les murs</text:p>
            </text:list-item>
            <text:list-item>
              <text:p text:style-name="P9"><text:s text:c="2"/>Différents diamants qui rapportent plus ou moins de points</text:p>
            </text:list-item>
          </text:list>
        </text:list-item>
      </text:list>
      <text:p text:style-name="P10"/>
      <text:p text:style-name="P12"><text:span text:style-name="T1"><text:tab/></text:span><text:span text:style-name="T3">Ce qui n’a pas été dans ce sprint :</text:span></text:p>
      <text:list xml:id="list2292230465" text:style-name="L4">
        <text:list-item>
          <text:p text:style-name="P11">Ajout de la fonctionnalité pause</text:p>
        </text:list-item>
        <text:list-item>
          <text:p text:style-name="P11">Ajout de la fonctionnalité « régler le volume »</text:p>
        </text:list-item>
        <text:list-item>
          <text:p text:style-name="P11">Régler le problème d’utilisation de musique dans le jar (la musique est incompatibl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3:11:01.831835958</meta:creation-date>
    <dc:date>2020-12-01T19:12:15.581554424</dc:date>
    <meta:editing-duration>PT16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399" meta:character-count="2050" meta:non-whitespace-character-count="1712"/>
  </office:meta>
</office:document-meta>
</file>